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1715fa" officeooo:paragraph-rsid="001715fa"/>
    </style:style>
    <style:style style:name="P3" style:family="paragraph" style:parent-style-name="Standard">
      <style:text-properties fo:language="de" fo:country="DE" officeooo:rsid="001715fa" officeooo:paragraph-rsid="001895a7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language="de" fo:country="DE"/>
    </style:style>
    <style:style style:name="T1" style:family="text">
      <style:text-properties officeooo:rsid="001715f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895a7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89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inführung in die Informatik | Übungsblatt 1<text:span text:style-name="T1">3</text:span> | Seite 1</text:p>
      <text:p text:style-name="P1">Paul Conrad 358940, Marc Palfner 359899, Patricia Schwarma 359551</text:p>
      <text:p text:style-name="P1"/>
      <text:p text:style-name="P2">Nr. 1)</text:p>
      <text:p text:style-name="P2"/>
      <text:p text:style-name="P3">Mit Amadahl’s Gesetzt (1 / ((1- p) + (p / n))) kann die Beschleunigung eines Programms durch Parallelisierung errechnet werden. Gegeben ist Programm P<text:span text:style-name="T2">s</text:span><text:span text:style-name="T4"> welches vollkommen sequenziell in 180 Sekunden abläuft. Es wird nun eine neue Version des Programms (P</text:span><text:span text:style-name="T3">p</text:span><text:span text:style-name="T4">) erstellt welche zu 90% Parallelisiert ablaufen soll. Dabei wird eine Parallelität von 4 erwartet. Die Rechnung sieht nun wie folgend aus: 1÷((1−0,1)+ (0,9÷4)) = 0.8889. </text:span><text:span text:style-name="T5">P</text:span><text:span text:style-name="T3">p </text:span><text:span text:style-name="T5">Läuft also ~88% schneller. Daraus errechnet sich die neue Laufzeit von P</text:span><text:span text:style-name="T3">p </text:span><text:span text:style-name="T5">nach folgender Rechnung: </text:span><text:span text:style-name="T3"><text:s/></text:span><text:span text:style-name="T5">(1 - (</text:span><text:span text:style-name="T4">1÷((1−0,1)+ (0,9÷4))</text:span><text:span text:style-name="T5">)) * 180 = 20. Die Rechnung ergibt für P</text:span><text:span text:style-name="T3">p </text:span><text:span text:style-name="T5">eine Laufzeit von 20 Sekund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4:47:12.394699568</meta:creation-date>
    <dc:date>2020-02-02T15:06:57.983858863</dc:date>
    <meta:editing-duration>PT6M45S</meta:editing-duration>
    <meta:editing-cycles>1</meta:editing-cycles>
    <meta:document-statistic meta:table-count="0" meta:image-count="0" meta:object-count="0" meta:page-count="1" meta:paragraph-count="4" meta:word-count="120" meta:character-count="754" meta:non-whitespace-character-count="636"/>
    <meta:generator>LibreOffice/6.0.7.3$Linux_X86_64 LibreOffice_project/00m0$Build-3</meta:generator>
  </office:meta>
</office:document-meta>
</file>